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F94D621A9.gif" manifest:media-type="image/gif"/>
  <manifest:file-entry manifest:full-path="Pictures/100002000000000F0000000F350826C2.gif" manifest:media-type="image/gif"/>
  <manifest:file-entry manifest:full-path="Pictures/100002000000000F0000000F8D75816D.gif" manifest:media-type="image/gif"/>
  <manifest:file-entry manifest:full-path="Pictures/1000000000000F810000059044053676.jpg" manifest:media-type="image/jpeg"/>
  <manifest:file-entry manifest:full-path="styles.xml" manifest:media-type="text/xml"/>
  <manifest:file-entry manifest:full-path="OLELinks/_1415458630" manifest:media-type="application/vnd.sun.star.oleobjec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397cm" fo:margin-left="-0.199cm" table:align="left" style:writing-mode="lr-tb"/>
    </style:style>
    <style:style style:name="Tableau1.A" style:family="table-column">
      <style:table-column-properties style:column-width="8.19cm"/>
    </style:style>
    <style:style style:name="Tableau1.B" style:family="table-column">
      <style:table-column-properties style:column-width="8.207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0.5pt solid #000000" style:writing-mode="lr-tb"/>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91cm" fo:padding-right="0.191cm" fo:padding-top="0cm" fo:padding-bottom="0cm" fo:border="0.5pt solid #000000" style:writing-mode="lr-tb"/>
    </style:style>
    <style:style style:name="Tableau1.A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top="0.212cm" fo:margin-bottom="0cm" style:contextual-spacing="false"/>
    </style:style>
    <style:style style:name="P4" style:family="paragraph" style:parent-style-name="Standard">
      <style:paragraph-properties fo:margin-top="0.212cm" fo:margin-bottom="0cm" style:contextual-spacing="false"/>
      <style:text-properties style:font-name="Arial" style:font-name-complex="Arial"/>
    </style:style>
    <style:style style:name="P5" style:family="paragraph" style:parent-style-name="Standard">
      <style:paragraph-properties fo:margin-top="0.212cm" fo:margin-bottom="0cm" style:contextual-spacing="false"/>
      <style:text-properties style:font-name="Arial" style:text-underline-style="solid" style:text-underline-width="bold" style:text-underline-color="font-color" fo:font-weight="bold" officeooo:paragraph-rsid="0020e0e2" style:font-weight-asian="bold" style:font-name-complex="Arial"/>
    </style:style>
    <style:style style:name="P6" style:family="paragraph" style:parent-style-name="Standard">
      <style:paragraph-properties fo:margin-top="0.212cm" fo:margin-bottom="0cm" style:contextual-spacing="false"/>
      <style:text-properties style:font-name="Arial" style:text-underline-style="none" fo:font-weight="normal" officeooo:rsid="0029a90b" officeooo:paragraph-rsid="0029a90b" style:font-weight-asian="normal" style:font-name-complex="Arial" style:font-weight-complex="normal"/>
    </style:style>
    <style:style style:name="P7" style:family="paragraph" style:parent-style-name="Standard">
      <style:paragraph-properties fo:margin-top="0.212cm" fo:margin-bottom="0cm" style:contextual-spacing="false"/>
      <style:text-properties style:font-name="Arial" style:text-underline-style="none" fo:font-weight="normal" officeooo:rsid="002a6908" officeooo:paragraph-rsid="002a6908" style:font-weight-asian="normal" style:font-name-complex="Arial" style:font-weight-complex="normal"/>
    </style:style>
    <style:style style:name="P8" style:family="paragraph" style:parent-style-name="Standard">
      <style:paragraph-properties fo:margin-top="0.212cm" fo:margin-bottom="0cm" style:contextual-spacing="false" fo:text-align="center" style:justify-single-word="false"/>
    </style:style>
    <style:style style:name="P9" style:family="paragraph" style:parent-style-name="Standard">
      <style:paragraph-properties fo:margin-top="0.212cm" fo:margin-bottom="0cm" style:contextual-spacing="false"/>
      <style:text-properties officeooo:paragraph-rsid="0020e0e2"/>
    </style:style>
    <style:style style:name="P10" style:family="paragraph" style:parent-style-name="Standard">
      <style:paragraph-properties fo:margin-top="0.212cm" fo:margin-bottom="0cm" style:contextual-spacing="false" fo:text-align="start" style:justify-single-word="false"/>
    </style:style>
    <style:style style:name="P11" style:family="paragraph" style:parent-style-name="Standard" style:master-page-name="">
      <style:paragraph-properties fo:margin-top="0.212cm" fo:margin-bottom="0cm" style:contextual-spacing="false" style:page-number="auto" fo:break-before="auto" fo:break-after="auto"/>
      <style:text-properties style:font-name="Arial" style:font-name-complex="Arial"/>
    </style:style>
    <style:style style:name="P12" style:family="paragraph" style:parent-style-name="Standard">
      <style:text-properties officeooo:rsid="002a6908" officeooo:paragraph-rsid="002a6908"/>
    </style:style>
    <style:style style:name="P13" style:family="paragraph" style:parent-style-name="Standard">
      <style:text-properties style:text-underline-style="solid" style:text-underline-width="auto" style:text-underline-color="font-color" fo:font-weight="bold" officeooo:paragraph-rsid="002c812c" style:font-weight-asian="bold" style:font-weight-complex="bold"/>
    </style:style>
    <style:style style:name="P14" style:family="paragraph" style:parent-style-name="Standard">
      <style:text-properties officeooo:paragraph-rsid="002c812c"/>
    </style:style>
    <style:style style:name="P15" style:family="paragraph" style:parent-style-name="Standard">
      <style:text-properties style:font-name="Arial" officeooo:rsid="002a6908" officeooo:paragraph-rsid="002c812c" style:font-name-complex="Arial"/>
    </style:style>
    <style:style style:name="P16" style:family="paragraph" style:parent-style-name="Standard">
      <style:paragraph-properties fo:margin-left="0.529cm" fo:margin-right="0.529cm" fo:margin-top="0cm" fo:margin-bottom="0.053cm" style:contextual-spacing="false" fo:text-indent="0cm" style:auto-text-indent="false"/>
    </style:style>
    <style:style style:name="P17" style:family="paragraph" style:parent-style-name="Text_20_body">
      <style:paragraph-properties fo:margin-left="0.529cm" fo:margin-right="0.529cm" fo:margin-top="0cm" fo:margin-bottom="0.053cm" style:contextual-spacing="false" fo:text-indent="0cm" style:auto-text-indent="false"/>
    </style:style>
    <style:style style:name="P18" style:family="paragraph" style:parent-style-name="Text_20_body">
      <style:paragraph-properties fo:margin-left="0.529cm" fo:margin-right="0.529cm" fo:text-indent="0cm" style:auto-text-indent="false"/>
    </style:style>
    <style:style style:name="P19" style:family="paragraph" style:parent-style-name="Preformatted_20_Text">
      <style:paragraph-properties fo:margin-left="0.529cm" fo:margin-right="0cm" fo:margin-top="0cm" fo:margin-bottom="0cm" style:contextual-spacing="false" fo:text-align="start" style:justify-single-word="false" fo:text-indent="0cm" style:auto-text-indent="false" fo:padding="0.079cm" fo:border="0.06pt inset #000000" style:writing-mode="lr-tb"/>
    </style:style>
    <style:style style:name="P20" style:family="paragraph" style:parent-style-name="Text_20_body">
      <style:text-properties officeooo:rsid="002c812c" officeooo:paragraph-rsid="002c812c"/>
    </style:style>
    <style:style style:name="P21" style:family="paragraph" style:parent-style-name="Text_20_body">
      <style:text-properties style:text-underline-style="solid" style:text-underline-width="auto" style:text-underline-color="font-color" fo:font-weight="bold" officeooo:rsid="002c812c" officeooo:paragraph-rsid="002c812c" style:font-weight-asian="bold" style:font-weight-complex="bold"/>
    </style:style>
    <style:style style:name="P22" style:family="paragraph" style:parent-style-name="Text_20_body">
      <style:text-properties style:text-underline-style="none" fo:font-weight="normal" officeooo:rsid="002c812c" officeooo:paragraph-rsid="002c812c" style:font-weight-asian="normal" style:font-weight-complex="normal"/>
    </style:style>
    <style:style style:name="P23" style:family="paragraph" style:parent-style-name="Text_20_body">
      <style:text-properties style:text-underline-style="none" fo:font-weight="normal" officeooo:rsid="002c812c" officeooo:paragraph-rsid="002de5bd" style:font-weight-asian="normal" style:font-weight-complex="normal"/>
    </style:style>
    <style:style style:name="P24" style:family="paragraph" style:parent-style-name="Text_20_body">
      <style:text-properties style:text-underline-style="none" fo:font-weight="normal" officeooo:rsid="002c812c" officeooo:paragraph-rsid="002e2802" style:font-weight-asian="normal" style:font-weight-complex="normal"/>
    </style:style>
    <style:style style:name="P25" style:family="paragraph" style:parent-style-name="Text_20_body">
      <style:text-properties style:text-underline-style="none" fo:font-weight="normal" officeooo:rsid="002de5bd" officeooo:paragraph-rsid="002de5bd" style:font-weight-asian="normal" style:font-weight-complex="normal"/>
    </style:style>
    <style:style style:name="P26" style:family="paragraph" style:parent-style-name="Text_20_body">
      <style:text-properties style:text-underline-style="none" fo:font-weight="normal" officeooo:rsid="002e2802" officeooo:paragraph-rsid="002e2802" style:font-weight-asian="normal" style:font-weight-complex="normal"/>
    </style:style>
    <style:style style:name="P27" style:family="paragraph" style:parent-style-name="Text_20_body">
      <style:text-properties style:text-underline-style="none" fo:font-weight="normal" officeooo:rsid="00307f85" officeooo:paragraph-rsid="00307f85" style:font-weight-asian="normal" style:font-weight-complex="normal"/>
    </style:style>
    <style:style style:name="P28" style:family="paragraph" style:parent-style-name="Text_20_body">
      <style:text-properties style:text-underline-style="none" fo:font-weight="normal" officeooo:rsid="00308ed5" officeooo:paragraph-rsid="00308ed5" style:font-weight-asian="normal" style:font-weight-complex="normal"/>
    </style:style>
    <style:style style:name="P29" style:family="paragraph" style:parent-style-name="Text_20_body">
      <style:text-properties style:text-underline-style="none" fo:font-weight="normal" officeooo:rsid="0031128b" officeooo:paragraph-rsid="0031128b" style:font-weight-asian="normal" style:font-weight-complex="normal"/>
    </style:style>
    <style:style style:name="P30" style:family="paragraph" style:parent-style-name="Standard" style:master-page-name="Standard">
      <style:paragraph-properties fo:margin-top="0.212cm" fo:margin-bottom="0cm" style:contextual-spacing="false" style:page-number="auto"/>
      <style:text-properties style:font-name="Arial" style:font-name-complex="Arial"/>
    </style:style>
    <style:style style:name="P31" style:family="paragraph" style:parent-style-name="Standard" style:list-style-name="L1">
      <style:paragraph-properties fo:margin-top="0.212cm" fo:margin-bottom="0cm" style:contextual-spacing="false"/>
      <style:text-properties style:font-name="Arial" style:text-underline-style="none" fo:font-weight="normal" officeooo:paragraph-rsid="002a6908" style:font-weight-asian="normal" style:font-name-complex="Arial" style:font-weight-complex="normal"/>
    </style:style>
    <style:style style:name="P32" style:family="paragraph" style:parent-style-name="Standard" style:list-style-name="L1">
      <style:paragraph-properties fo:margin-top="0.212cm" fo:margin-bottom="0cm" style:contextual-spacing="false"/>
      <style:text-properties style:font-name="Arial" style:text-underline-style="none" fo:font-weight="normal" officeooo:rsid="00283f87" officeooo:paragraph-rsid="002a6908" style:font-weight-asian="normal" style:font-name-complex="Arial" style:font-weight-complex="normal"/>
    </style:style>
    <style:style style:name="P33" style:family="paragraph" style:parent-style-name="Text_20_body" style:list-style-name="L2"/>
    <style:style style:name="P34" style:family="paragraph" style:parent-style-name="Text_20_body" style:list-style-name="L3">
      <style:text-properties style:text-underline-style="none" fo:font-weight="normal" officeooo:rsid="0031128b" officeooo:paragraph-rsid="0031128b" style:font-weight-asian="normal" style:font-weight-complex="normal"/>
    </style:style>
    <style:style style:name="P35" style:family="paragraph" style:parent-style-name="Text_20_body" style:list-style-name="L2">
      <style:paragraph-properties fo:margin-top="0cm" fo:margin-bottom="0cm" style:contextual-spacing="false"/>
    </style:style>
    <style:style style:name="T1" style:family="text">
      <style:text-properties style:font-name="Arial" fo:font-size="14pt" fo:font-weight="bold" style:font-size-asian="14pt" style:font-weight-asian="bold" style:font-name-complex="Arial" style:font-size-complex="14pt"/>
    </style:style>
    <style:style style:name="T2" style:family="text">
      <style:text-properties style:font-name="Arial" fo:font-size="14pt" fo:font-weight="bold" officeooo:rsid="00267b42" style:font-size-asian="14pt" style:font-weight-asian="bold" style:font-name-complex="Arial" style:font-size-complex="14pt"/>
    </style:style>
    <style:style style:name="T3" style:family="text">
      <style:text-properties style:font-name="Arial" style:font-name-complex="Arial"/>
    </style:style>
    <style:style style:name="T4" style:family="text">
      <style:text-properties style:font-name="Arial" officeooo:rsid="0020e0e2" style:font-name-complex="Arial"/>
    </style:style>
    <style:style style:name="T5" style:family="text">
      <style:text-properties style:font-name="Arial" officeooo:rsid="00267b42" style:font-name-complex="Arial"/>
    </style:style>
    <style:style style:name="T6" style:family="text">
      <style:text-properties style:font-name="Arial" officeooo:rsid="00283f87" style:font-name-complex="Arial"/>
    </style:style>
    <style:style style:name="T7" style:family="text">
      <style:text-properties style:font-name="Arial" officeooo:rsid="002a6908" style:font-name-complex="Arial"/>
    </style:style>
    <style:style style:name="T8" style:family="text">
      <style:text-properties style:font-name="Arial" officeooo:rsid="002c812c" style:font-name-complex="Arial"/>
    </style:style>
    <style:style style:name="T9" style:family="text">
      <style:text-properties style:font-name="Arial" style:text-underline-style="solid" style:text-underline-width="bold" style:text-underline-color="font-color" fo:font-weight="bold" style:font-weight-asian="bold" style:font-name-complex="Arial"/>
    </style:style>
    <style:style style:name="T10" style:family="text">
      <style:text-properties style:font-name="Arial" style:text-underline-style="solid" style:text-underline-width="bold" style:text-underline-color="font-color" fo:font-weight="bold" officeooo:rsid="00283f87" style:font-weight-asian="bold" style:font-name-complex="Arial"/>
    </style:style>
    <style:style style:name="T11" style:family="text">
      <style:text-properties style:font-name="Arial" style:font-name-asian="Arial" style:font-name-complex="Arial"/>
    </style:style>
    <style:style style:name="T12" style:family="text">
      <style:text-properties style:font-name="Arial" style:text-underline-style="solid" style:text-underline-width="auto" style:text-underline-color="font-color" fo:font-weight="bold" officeooo:rsid="00283f87" style:font-weight-asian="bold" style:font-name-complex="Arial" style:font-weight-complex="bold"/>
    </style:style>
    <style:style style:name="T13" style:family="text">
      <style:text-properties style:font-name="Arial" style:text-underline-style="solid" style:text-underline-width="auto" style:text-underline-color="font-color" fo:font-weight="bold" officeooo:rsid="002a6908" style:font-weight-asian="bold" style:font-name-complex="Arial" style:font-weight-complex="bold"/>
    </style:style>
    <style:style style:name="T14" style:family="text">
      <style:text-properties style:font-name="Arial" style:text-underline-style="solid" style:text-underline-width="auto" style:text-underline-color="font-color" fo:font-weight="bold" officeooo:rsid="002c812c" style:font-weight-asian="bold" style:font-name-complex="Arial" style:font-weight-complex="bold"/>
    </style:style>
    <style:style style:name="T15" style:family="text">
      <style:text-properties officeooo:rsid="00283f87"/>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02de5bd"/>
    </style:style>
    <style:style style:name="T18" style:family="text">
      <style:text-properties officeooo:rsid="002c812c"/>
    </style:style>
    <style:style style:name="T19" style:family="text">
      <style:text-properties fo:font-weight="bold" style:font-weight-asian="bold" style:font-weight-complex="bold"/>
    </style:style>
    <style:style style:name="T20" style:family="text">
      <style:text-properties officeooo:rsid="0032da50"/>
    </style:style>
    <style:style style:name="T21"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8"><text:span text:style-name="T1">Fiche d’anomalie N°</text:span><text:span text:style-name="T2">10</text:span></text:p>
          </table:table-cell>
          <table:covered-table-cell/>
        </table:table-row>
        <table:table-row table:style-name="Tableau1.1">
          <table:table-cell table:style-name="Tableau1.A2" office:value-type="string">
            <text:p text:style-name="P3"><text:span text:style-name="T3">Date d’ouverture : </text:span><text:span text:style-name="T5">27/04/2016</text:span></text:p>
          </table:table-cell>
          <table:table-cell table:style-name="Tableau1.B2" office:value-type="string">
            <text:p text:style-name="P3"><text:span text:style-name="T3">Date de clôture : 4</text:span><text:bookmark text:name="_1418046982"/><text:bookmark text:name="_1415458630"/><text:bookmark text:name="_1410177184"/><text:bookmark text:name="_1410176768"/><field:fieldmark-start text:name="__Fieldmark__53_28308953" field:type="vnd.oasis.opendocument.field.UNHANDLED"><field:param field:name="vnd.oasis.opendocument.field.code" field:value=" LINK Excel.Sheet.8 &quot;E:\\SCAO\\Projet SCAO\\Anomalies\\Gestion des anomalies.xls&quot; &quot;Feuil1!L5C4&quot; \a \f 4 \r  \* MERGEFORMAT "/><field:param field:name="vnd.oasis.opendocument.field.id" field:value="56"/><field:param field:name="vnd.oasis.opendocument.field.ole" field:value="_1415458630"/></field:fieldmark-start><field:fieldmark-end/></text:p>
          </table:table-cell>
        </table:table-row>
        <table:table-row table:style-name="Tableau1.1">
          <table:table-cell table:style-name="Tableau1.B2" table:number-columns-spanned="2" office:value-type="string">
            <text:p text:style-name="P3"><text:span text:style-name="T9">Description :</text:span><text:span text:style-name="T3"> </text:span><text:span text:style-name="T5">Sur l'ordinateur portable, </text:span><text:span text:style-name="T6">avec Ubuntu 14.04LTS,</text:span><text:span text:style-name="T5"> le boot se fait de manière aléatoire.</text:span></text:p>
            <text:p text:style-name="P4"/>
          </table:table-cell>
          <table:covered-table-cell/>
        </table:table-row>
        <table:table-row table:style-name="Tableau1.1">
          <table:table-cell table:style-name="Tableau1.B2" table:number-columns-spanned="2" office:value-type="string">
            <text:p text:style-name="P9"><text:span text:style-name="T9">Conclusion </text:span><text:span text:style-name="T3">: </text:span></text:p>
          </table:table-cell>
          <table:covered-table-cell/>
        </table:table-row>
        <table:table-row table:style-name="Tableau1.1">
          <table:table-cell table:style-name="Tableau1.A5" table:number-columns-spanned="2" office:value-type="string">
            <text:p text:style-name="P10"><text:span text:style-name="T11"><text:s/></text:span><text:span text:style-name="T9">Constat :</text:span><text:span text:style-name="T3"> </text:span><text:span text:style-name="T5">L</text:span><text:span text:style-name="T6">'e</text:span><text:span text:style-name="T5">xécution du boot ne va pas </text:span><text:span text:style-name="T8">toujours </text:span><text:span text:style-name="T5">à son terme</text:span><text:span text:style-name="T4">. </text:span><text:span text:style-name="T5">La seule manière de contourner la difficulté est de booter en mode « recover »</text:span></text:p>
          </table:table-cell>
          <table:covered-table-cell/>
        </table:table-row>
        <table:table-row table:style-name="Tableau1.1">
          <table:table-cell table:style-name="Tableau1.B2" table:number-columns-spanned="2" office:value-type="string">
            <text:p text:style-name="Standard"><text:span text:style-name="T9">Remède </text:span><text:span text:style-name="T10">provisoire </text:span><text:span text:style-name="T9">:</text:span><text:span text:style-name="T3"> </text:span><text:span text:style-name="T6">Choisir lors du démarrage:</text:span></text:p>
            <text:list xml:id="list1425354990918587768" text:style-name="L1">
              <text:list-item>
                <text:p text:style-name="P31">O<text:span text:style-name="T15">ptions avancées pour Ubuntu, puis</text:span></text:p>
              </text:list-item>
              <text:list-item>
                <text:p text:style-name="P32">Ubuntu with linux 3.16.070 generic (recover mode)</text:p>
              </text:list-item>
              <text:list-item>
                <text:p text:style-name="P32">Le menu de récupération apparaît, choisir :</text:p>
              </text:list-item>
              <text:list-item>
                <text:p text:style-name="P32">Resume – Reprendre le démarrage normal</text:p>
              </text:list-item>
              <text:list-item>
                <text:p text:style-name="P32">OK</text:p>
              </text:list-item>
            </text:list>
          </table:table-cell>
          <table:covered-table-cell/>
        </table:table-row>
        <table:table-row table:style-name="Tableau1.1">
          <table:table-cell table:style-name="Tableau1.A5" table:number-columns-spanned="2" office:value-type="string">
            <text:p text:style-name="P5">Analyse : </text:p>
            <text:p text:style-name="P6">Voici le message transmis à Linux Question :</text:p>
            <text:p text:style-name="P6"><text:a xlink:type="simple" xlink:href="http://www.linuxquestions.org/questions/showthread.php?p=5540824#post5540824">http://www.linuxquestions.org/questions/showthread.php?p=5540824#post5540824</text:a></text:p>
            <text:p text:style-name="P6"/>
            <text:p text:style-name="P6"><draw:frame draw:style-name="fr2" draw:name="Image13" text:anchor-type="as-char" svg:width="1.997cm" svg:height="0.998cm" draw:z-index="3"><draw:image xlink:href="Pictures/100002000000000F0000000F350826C2.gif" xlink:type="simple" xlink:show="embed" xlink:actuate="onLoad"/></draw:frame> <text:span text:style-name="Strong_20_Emphasis">Random boot problem</text:span></text:p>
            <text:p text:style-name="P6">I use Ubuntu 14.04LTS and I meet random boot problem.</text:p>
            <text:p text:style-name="P6">Sometimes the computer boots properly, sometimes boots not properly.</text:p>
            <text:p text:style-name="P6">When the boot is no good, it is necessary to switch off the computer.</text:p>
            <text:p text:style-name="P6">The unique solution to boot properly is to use [B]"Ubuntu with linux 3.16.070 (recover mode)"[/B].</text:p>
            <text:p text:style-name="P6">Thank to help me to solve this problem.</text:p>
            <text:p text:style-name="P6">Airel</text:p>
          </table:table-cell>
          <table:covered-table-cell/>
        </table:table-row>
        <table:table-row table:style-name="Tableau1.1">
          <table:table-cell table:style-name="Tableau1.B2" table:number-columns-spanned="2" office:value-type="string">
            <text:p text:style-name="P14"><text:span text:style-name="T12">V</text:span><text:span text:style-name="T13">oici la </text:span><text:span text:style-name="T14">première </text:span><text:span text:style-name="T13">réponse </text:span><text:span text:style-name="T14">de </text:span><text:span text:style-name="T16">ardvark71</text:span><text:span text:style-name="T13">:</text:span></text:p>
            <text:p text:style-name="P12">Hi...<text:line-break/><text:line-break/>Welcome to the forum <draw:frame draw:style-name="fr2" draw:name="Image14" text:anchor-type="as-char" svg:width="1.997cm" svg:height="0.998cm" draw:z-index="4"><draw:image xlink:href="Pictures/100002000000000F0000000F94D621A9.gif" xlink:type="simple" xlink:show="embed" xlink:actuate="onLoad"/></draw:frame><text:line-break/><text:line-break/>Do you always have to boot into recovery mode?<text:line-break/><text:line-break/><text:soft-page-break/>Please post the <text:a xlink:type="simple" xlink:href="http://www.cyberciti.biz/faq/linux-log-files-location-and-how-do-i-view-logs-files/" office:target-frame-name="_blank" xlink:show="new">logs</text:a> from "/var/log/dmesg" and "/var/log/kern.log" after you are able to boot from a malfunction. Hopefully, the results will be able to tell us more of what's going on.<text:line-break/><text:line-break/>Also what are your system specs exactly? Please open a <text:a xlink:type="simple" xlink:href="http://askubuntu.com/questions/38162/what-is-a-terminal-and-how-do-i-open-and-use-it" office:target-frame-name="_blank" xlink:show="new">terminal</text:a> and post the results from these commands (by copying and pasting)...</text:p>
            <text:p text:style-name="P16">Code:</text:p>
            <text:p text:style-name="P19">lspci -nnk</text:p>
            <text:p text:style-name="P17">Code:</text:p>
            <text:p text:style-name="P19">lsusb</text:p>
            <text:p text:style-name="P18">Regards...</text:p>
          </table:table-cell>
          <table:covered-table-cell/>
        </table:table-row>
        <table:table-row table:style-name="Tableau1.1">
          <table:table-cell table:style-name="Tableau1.A5" table:number-columns-spanned="2" office:value-type="string">
            <text:p text:style-name="P7">Voici ma réponse :</text:p>
            <text:p text:style-name="P7">Hi,<text:line-break/>"Do you always have to boot into recovery mode?"<text:line-break/>In order to avoid this boot problem, generaly I boot into recovery mode.<text:line-break/>This morning, I have booted in normal mode 5 times and for the 6th the boot problem appeared.<text:line-break/>In this case, only on solution is to switch OFF and ON the computer.<text:line-break/>After that, the 7th boot was OK and I have prepared the four files joined to this post:</text:p>
            <text:list xml:id="list4529458080799211541" text:style-name="L2">
              <text:list-item>
                <text:p text:style-name="P35">lscpi.txt for lscpi -nnk command </text:p>
              </text:list-item>
              <text:list-item>
                <text:p text:style-name="P35">lsusb.txt for lsusb command </text:p>
              </text:list-item>
              <text:list-item>
                <text:p text:style-name="P35">/var/log/dmesg </text:p>
              </text:list-item>
              <text:list-item>
                <text:p text:style-name="P33">/var/log/kern.log </text:p>
              </text:list-item>
            </text:list>
            <text:p text:style-name="Text_20_body">Thanks for your help.<text:line-break/>Airel</text:p>
            <text:p text:style-name="P21">Voici sa réponse :</text:p>
            <text:p text:style-name="P20">Hi AIREL...<text:line-break/><text:line-break/>Thank you for posting the logs, however, nothing I see is pointing to a cause or source of your issue, so I'm not sure how to advise you (although I'm sure there are others in this forum that have more experience reading dmesg logs than I and could see something I don't.) <draw:frame draw:style-name="fr2" draw:name="Image15" text:anchor-type="as-char" svg:width="1.997cm" svg:height="0.998cm" draw:z-index="6"><draw:image xlink:href="Pictures/100002000000000F0000000F8D75816D.gif" xlink:type="simple" xlink:show="embed" xlink:actuate="onLoad"/></draw:frame><text:line-break/><text:line-break/>Perhaps another member might have an idea as to what's happening.<text:line-break/><text:line-break/>Regards…</text:p>
            <text:p text:style-name="P13"><text:span text:style-name="T6">V</text:span><text:span text:style-name="T7">oici la </text:span><text:span text:style-name="T8">deuxième </text:span><text:span text:style-name="T7">réponse </text:span><text:span text:style-name="T8">de </text:span>TxLonghorn <text:span text:style-name="T7">:</text:span></text:p>
            <text:p text:style-name="P15"/>
            <text:p text:style-name="P20">You can paste the content of the files at pastebin.ubuntu.com and post the resulting link here.<text:line-break/><text:line-break/><text:soft-page-break/>A hard shutdown with the power button can damage your file system. Try the REISUB method.<text:line-break/>Hold down the Alt and SysRq (Print Screen) keys, and enter r e i s u b<text:line-break/>On my computer I can hold down Alt and tap the SysRq key, then enter reisub.<text:line-break/>On some computers it has to be Shift-Alt and tap the SysRq key. Or it can be Ctrl-Alt and SysRq.<text:line-break/>Laptops may require you to hold down the function key (fn) along with alt and sysrq.<text:line-break/><text:line-break/>Pause after each key to give the computer time to compute. (particularly after e, i, and s.)<text:line-break/><text:line-break/>Technical details:<text:line-break/>r = unRaw (take control of keyboard back from X),<text:line-break/>e = tErminate (send SIGTERM to all processes, allowing them to terminate gracefully),<text:line-break/>i = kIll (send SIGKILL to all processes, forcing them to terminate immediately),<text:line-break/>s = Sync (flush data to disk),<text:line-break/>u = Unmount (remount all filesystems read-only),<text:line-break/>b = reBoot.<text:line-break/><text:line-break/>I remember it as "Reboot Even If System Utterly Borked "<text:line-break/>(or REISUB is just BUSIER backwards)<text:line-break/><text:a xlink:type="simple" xlink:href="http://en.wikipedia.org/wiki/Magic_SysRq_key">http://en.wikipedia.org/wiki/Magic_SysRq_key</text:a></text:p>
            <text:p text:style-name="P21">Analyse :</text:p>
            <text:p text:style-name="P22">Pour entrer « reisub », il faut tout d'abord trouver <text:span text:style-name="T17">la bonne combinaison de touches à maintenir :</text:span></text:p>
            <text:p text:style-name="P23">Hold down the <text:span text:style-name="T19">Alt</text:span> and <text:span text:style-name="T19">SysRq</text:span> (Print Screen) keys, and enter r e i s u b</text:p>
            <text:p text:style-name="P25">C'est OK en prenant soin de taper lentement r <text:s/>e <text:s/>i <text:s/>s <text:s/>u <text:s/>b</text:p>
            <text:p text:style-name="P26">J'ai réussi à mettre en évidence l'anomalie. Il suffit de :</text:p>
            <text:p text:style-name="P24">Hold down the Alt and SysRq (Print Screen) keys, and enter b</text:p>
            <text:p text:style-name="P26">pour rebooter.</text:p>
            <text:p text:style-name="P26">L'obtention de ce résultat permet d'éviter de détériorer les fichiers système.</text:p>
            <text:p text:style-name="P27">L'anomalie n'est pas résolue pour autant, En résumé, pour rebooter, c'est OK, par contre, comment pourrait-on investiguer à partir des autres commandes, avec <text:span text:style-name="T18">r = unRaw (take control of keyboard back from X) ?</text:span></text:p>
            <text:p text:style-name="P28"/>
            <text:p text:style-name="P28"><text:soft-page-break/>L'appui sur Alt et SysRq + r</text:p>
            <text:p text:style-name="P28">ne donne aucun résultat visible à l'écran.</text:p>
            <text:p text:style-name="P29">Description de la séquence sur l'ordinateur fixe :</text:p>
            <text:list xml:id="list4693545035796673052" text:style-name="L3">
              <text:list-item>
                <text:p text:style-name="P34">J'ouvre le fichier Calc Gestion_des anomalies.ods</text:p>
              </text:list-item>
              <text:list-item>
                <text:p text:style-name="P34">A partir de ce fichier, j'ouvre anomalie N° 10.odt</text:p>
              </text:list-item>
              <text:list-item>
                <text:p text:style-name="P34">J'appuie sur Alt + impr. Écran, je reste appuyer et j'entre lentement reisub</text:p>
              </text:list-item>
              <text:list-item>
                <text:p text:style-name="P34">Rien n'est visible à l'écran, le système ne reboot pas</text:p>
              </text:list-item>
              <text:list-item>
                <text:p text:style-name="P34">J'appuie sur Alt + impr. Écran, je reste appuyer et j'entre b</text:p>
              </text:list-item>
              <text:list-item>
                <text:p text:style-name="P34">Le système reboot</text:p>
              </text:list-item>
              <text:list-item>
                <text:p text:style-name="P34">Quand le système est rebooter, je clique sur Calc</text:p>
              </text:list-item>
              <text:list-item>
                <text:p text:style-name="P34">La récupération des 2 fichiers est proposée</text:p>
              </text:list-item>
              <text:list-item>
                <text:p text:style-name="P34">Je clique pour <text:span text:style-name="T20">lanc</text:span>er la récupération</text:p>
              </text:list-item>
              <text:list-item>
                <text:p text:style-name="P34">Les 2 fichiers sont récupérés selon la dernière version enregistrée.</text:p>
              </text:list-item>
            </text:list>
            <text:p text:style-name="P22"/>
            <text:p text:style-name="P20"/>
          </table:table-cell>
          <table:covered-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 style:family="table">
      <style:table-properties style:width="16.26cm" fo:margin-left="-0.199cm" table:align="left" style:writing-mode="lr-tb"/>
    </style:style>
    <style:style style:name="Tableau4.A" style:family="table-column">
      <style:table-column-properties style:column-width="14.122cm"/>
    </style:style>
    <style:style style:name="Tableau4.B" style:family="table-column">
      <style:table-column-properties style:column-width="2.13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MP1"><draw:frame draw:style-name="Mfr1" draw:name="Image12" text:anchor-type="as-char" svg:width="6.636cm" svg:height="2.381cm" draw:z-index="5"><draw:image xlink:href="Pictures/1000000000000F810000059044053676.jpg" xlink:type="simple" xlink:show="embed" xlink:actuate="onLoad"/></draw:frame></text:p>
      </style:header>
      <style:footer>
        <table:table table:name="Tableau4" table:style-name="Tableau4">
          <table:table-column table:style-name="Tableau4.A"/>
          <table:table-column table:style-name="Tableau4.B"/>
          <table:table-row table:style-name="Tableau4.1">
            <table:table-cell table:style-name="Tableau4.A1" office:value-type="string">
              <text:p text:style-name="Footer"><text:file-name text:display="full">/media/leruste/SAUVEGARDE/Données/SCAO/Projet_SCAO/Anomalies/Fiche d'anomalie N°10.odt</text:file-name></text:p>
            </table:table-cell>
            <table:table-cell table:style-name="Tableau4.B1" office:value-type="string">
              <text:p text:style-name="MP2"><text:span text:style-name="Page_20_Number">Page </text:span><text:span text:style-name="Page_20_Number"><text:page-number text:select-page="current">2</text:page-number></text:span><text:span text:style-name="Page_20_Number">/</text:span><text:span text:style-name="Page_20_Number"><text:page-count style:num-format="1">4</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e d’anomalie N°1</dc:title>
    <meta:initial-creator>Propriétaire</meta:initial-creator>
    <meta:creation-date>2014-10-03T17:19:00</meta:creation-date>
    <dc:date>2016-06-09T15:24:17.223885006</dc:date>
    <meta:print-date>2016-06-08T15:17:39.066060804</meta:print-date>
    <meta:editing-cycles>12</meta:editing-cycles>
    <meta:editing-duration>PT9M40S</meta:editing-duration>
    <meta:generator>LibreOffice/4.2.8.2$Linux_x86 LibreOffice_project/420m0$Build-2</meta:generator>
    <meta:document-statistic meta:table-count="2" meta:image-count="4" meta:object-count="0" meta:page-count="4" meta:paragraph-count="65" meta:word-count="853" meta:character-count="4899" meta:non-whitespace-character-count="4104"/>
  </office:meta>
</office:document-meta>
</file>